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style:font-name="Arial" fo:font-weight="bold" officeooo:rsid="0027f4dc" officeooo:paragraph-rsid="0027f4dc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weight="bold" officeooo:rsid="00319a5a" officeooo:paragraph-rsid="00319a5a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" fo:font-weight="bold" officeooo:rsid="0029d9d1" officeooo:paragraph-rsid="0029d9d1" fo:background-color="#ffffff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fo:font-weight="bold" officeooo:rsid="00319a5a" officeooo:paragraph-rsid="00319a5a" fo:background-color="#ffffff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Arial" fo:font-weight="bold" officeooo:rsid="00321d08" officeooo:paragraph-rsid="00321d08" fo:background-color="#fffff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9pt" fo:font-weight="bold" officeooo:rsid="00114727" officeooo:paragraph-rsid="0008cc6d" style:font-size-asian="19pt" style:font-weight-asian="bold" style:font-size-complex="1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114727" officeooo:paragraph-rsid="0008cc6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4727" officeooo:paragraph-rsid="0008cc6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319a5a" officeooo:paragraph-rsid="00319a5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29d9d1" officeooo:paragraph-rsid="00299c33" fo:background-color="#fffff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14727" officeooo:paragraph-rsid="0008cc6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8cc6d" officeooo:paragraph-rsid="0008cc6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7e895" officeooo:paragraph-rsid="0027e89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27f4d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299c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2f87a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319a5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299c1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319a5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2f87a6" officeooo:paragraph-rsid="002f87a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27f4dc" fo:background-color="#ffff0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319a5a" fo:background-color="#ffff0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299c1d" fo:background-color="#ffff0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319a5a" fo:background-color="#ffff0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3177f3" officeooo:paragraph-rsid="003177f3" fo:background-color="#ffff0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3177f3" officeooo:paragraph-rsid="00319a5a" fo:background-color="#ffff0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299c33" officeooo:paragraph-rsid="00319a5a" fo:background-color="#ffff0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39d83e" officeooo:paragraph-rsid="0039d83e" fo:background-color="#ffff0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299c1d" fo:background-color="#ffa6a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319a5a" fo:background-color="#ffa6a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27f4dc" fo:background-color="#ffa6a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319a5a" fo:background-color="#ffa6a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299c1d" fo:background-color="#fffff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299c33" officeooo:paragraph-rsid="00299c33" fo:background-color="#fffff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29d9d1" officeooo:paragraph-rsid="00299c33" fo:background-color="#fffff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weight="normal" officeooo:rsid="0029d9d1" officeooo:paragraph-rsid="0029d9d1" fo:background-color="#fffff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weight="normal" officeooo:rsid="002bd797" officeooo:paragraph-rsid="002bd797" fo:background-color="#fffff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weight="normal" officeooo:rsid="003177f3" officeooo:paragraph-rsid="003177f3" fo:background-color="#fffff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weight="normal" officeooo:rsid="00321d08" officeooo:paragraph-rsid="00321d08" fo:background-color="#fffff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299c1d" fo:background-color="#d4ea6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319a5a" fo:background-color="#d4ea6b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1b1cb" officeooo:paragraph-rsid="0029d9d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rsid="0029d9d1" officeooo:paragraph-rsid="0029d9d1"/>
    </style:style>
    <style:style style:name="P44" style:family="paragraph" style:parent-style-name="Standard">
      <style:paragraph-properties fo:text-align="start" style:justify-single-word="false"/>
      <style:text-properties officeooo:rsid="002bd797" officeooo:paragraph-rsid="002bd797"/>
    </style:style>
    <style:style style:name="P45" style:family="paragraph" style:parent-style-name="Standard">
      <style:paragraph-properties fo:text-align="start" style:justify-single-word="false"/>
      <style:text-properties officeooo:paragraph-rsid="00299c33"/>
    </style:style>
    <style:style style:name="P46" style:family="paragraph" style:parent-style-name="Standard">
      <style:paragraph-properties fo:text-align="start" style:justify-single-word="false"/>
      <style:text-properties style:font-name="Arial" fo:font-weight="normal" officeooo:rsid="00299c1d" officeooo:paragraph-rsid="003e46e2" fo:background-color="#ffff0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weight="normal" officeooo:rsid="0027f4dc" officeooo:paragraph-rsid="00319a5a" fo:background-color="#ffff00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weight="normal" officeooo:rsid="0039d83e" officeooo:paragraph-rsid="003e46e2" fo:background-color="#ffff0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weight="normal" officeooo:rsid="0033cf89" officeooo:paragraph-rsid="003e46e2" fo:background-color="#fffff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weight="normal" officeooo:rsid="0033cf89" officeooo:paragraph-rsid="003ef09f" fo:background-color="#fffff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weight="normal" officeooo:rsid="0029d9d1" officeooo:paragraph-rsid="003e46e2" fo:background-color="#ffffff" style:font-weight-asian="normal" style:font-weight-complex="normal"/>
    </style:style>
    <style:style style:name="T1" style:family="text">
      <style:text-properties officeooo:rsid="0008cc6d"/>
    </style:style>
    <style:style style:name="T2" style:family="text">
      <style:text-properties style:text-position="super 58%"/>
    </style:style>
    <style:style style:name="T3" style:family="text">
      <style:text-properties style:font-name="Arial" fo:font-weight="normal" fo:background-color="#ffffff" loext:char-shading-value="0" style:font-weight-asian="normal" style:font-weight-complex="normal"/>
    </style:style>
    <style:style style:name="T4" style:family="text">
      <style:text-properties style:font-name="Arial" fo:font-weight="normal" officeooo:rsid="00299c33" fo:background-color="#ffffff" loext:char-shading-value="0" style:font-weight-asian="normal" style:font-weight-complex="normal"/>
    </style:style>
    <style:style style:name="T5" style:family="text">
      <style:text-properties style:font-name="Arial" fo:font-weight="normal" officeooo:rsid="0029d9d1" fo:background-color="#ffffff" loext:char-shading-value="0" style:font-weight-asian="normal" style:font-weight-complex="normal"/>
    </style:style>
    <style:style style:name="T6" style:family="text">
      <style:text-properties style:font-name="Arial" fo:font-weight="normal" officeooo:rsid="002d12c2" fo:background-color="#ffffff" loext:char-shading-value="0" style:font-weight-asian="normal" style:font-weight-complex="normal"/>
    </style:style>
    <style:style style:name="T7" style:family="text">
      <style:text-properties style:font-name="Arial" fo:font-weight="normal" officeooo:rsid="00321d08" fo:background-color="#ffffff" loext:char-shading-value="0" style:font-weight-asian="normal" style:font-weight-complex="normal"/>
    </style:style>
    <style:style style:name="T8" style:family="text">
      <style:text-properties style:font-name="Arial" fo:font-weight="normal" officeooo:rsid="003ac101" fo:background-color="#ffffff" loext:char-shading-value="0" style:font-weight-asian="normal" style:font-weight-complex="normal"/>
    </style:style>
    <style:style style:name="T9" style:family="text">
      <style:text-properties officeooo:rsid="0027e895"/>
    </style:style>
    <style:style style:name="T10" style:family="text">
      <style:text-properties officeooo:rsid="0027f4dc"/>
    </style:style>
    <style:style style:name="T11" style:family="text">
      <style:text-properties officeooo:rsid="00299c1d"/>
    </style:style>
    <style:style style:name="T12" style:family="text">
      <style:text-properties officeooo:rsid="00299c33"/>
    </style:style>
    <style:style style:name="T13" style:family="text">
      <style:text-properties fo:background-color="#ffffff" loext:char-shading-value="0"/>
    </style:style>
    <style:style style:name="T14" style:family="text">
      <style:text-properties officeooo:rsid="002f87a6" fo:background-color="#ffffff" loext:char-shading-value="0"/>
    </style:style>
    <style:style style:name="T15" style:family="text">
      <style:text-properties officeooo:rsid="002f87a6" fo:background-color="#ffffff" loext:char-shading-value="0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3e46e2" fo:background-color="#ffffff" loext:char-shading-value="0"/>
    </style:style>
    <style:style style:name="T18" style:family="text">
      <style:text-properties fo:background-color="#b4c7dc" loext:char-shading-value="0"/>
    </style:style>
    <style:style style:name="T19" style:family="text">
      <style:text-properties officeooo:rsid="002f87a6"/>
    </style:style>
    <style:style style:name="T20" style:family="text">
      <style:text-properties officeooo:rsid="003177f3"/>
    </style:style>
    <style:style style:name="T21" style:family="text">
      <style:text-properties officeooo:rsid="00319a5a"/>
    </style:style>
    <style:style style:name="T22" style:family="text">
      <style:text-properties officeooo:rsid="00321d08"/>
    </style:style>
    <style:style style:name="T23" style:family="text">
      <style:text-properties officeooo:rsid="0033cf89"/>
    </style:style>
    <style:style style:name="T24" style:family="text">
      <style:text-properties officeooo:rsid="0035c1ea"/>
    </style:style>
    <style:style style:name="T25" style:family="text">
      <style:text-properties officeooo:rsid="003728d0"/>
    </style:style>
    <style:style style:name="T26" style:family="text">
      <style:text-properties officeooo:rsid="003837d4"/>
    </style:style>
    <style:style style:name="T27" style:family="text">
      <style:text-properties officeooo:rsid="0039d83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9d83e" style:font-weight-asian="bold" style:font-weight-complex="bold"/>
    </style:style>
    <style:style style:name="T30" style:family="text">
      <style:text-properties fo:font-weight="bold" officeooo:rsid="003177f3" fo:background-color="#ffffff" loext:char-shading-value="0" style:font-weight-asian="bold" style:font-weight-complex="bold"/>
    </style:style>
    <style:style style:name="T31" style:family="text">
      <style:text-properties fo:font-weight="bold" officeooo:rsid="003177f3" fo:background-color="#ffffff" loext:char-shading-value="0" style:font-weight-asian="bold" style:font-weight-complex="bold"/>
    </style:style>
    <style:style style:name="T32" style:family="text">
      <style:text-properties fo:font-weight="bold" officeooo:rsid="0039d83e" fo:background-color="#ffffff" loext:char-shading-value="0" style:font-weight-asian="bold" style:font-weight-complex="bold"/>
    </style:style>
    <style:style style:name="T33" style:family="text">
      <style:text-properties fo:font-weight="bold" officeooo:rsid="003e46e2" fo:background-color="#ffffff" loext:char-shading-value="0" style:font-weight-asian="bold" style:font-weight-complex="bold"/>
    </style:style>
    <style:style style:name="T34" style:family="text">
      <style:text-properties fo:font-weight="bold" fo:background-color="#ffffff" loext:char-shading-value="0" style:font-weight-asian="bold" style:font-weight-complex="bold"/>
    </style:style>
    <style:style style:name="T35" style:family="text">
      <style:text-properties officeooo:rsid="003ac101"/>
    </style:style>
    <style:style style:name="T36" style:family="text">
      <style:text-properties officeooo:rsid="003e46e2"/>
    </style:style>
    <style:style style:name="T37" style:family="text">
      <style:text-properties officeooo:rsid="003b7747"/>
    </style:style>
    <style:style style:name="T38" style:family="text">
      <style:text-properties officeooo:rsid="003ef0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1 Fall CPSC 240-<text:span text:style-name="T25">3</text:span></text:p>
      <text:p text:style-name="P7"><text:span text:style-name="T1">Final</text:span> <text:span text:style-name="T9">Program</text:span> Test</text:p>
      <text:p text:style-name="P8"><text:span text:style-name="T1">December </text:span><text:span text:style-name="T9">1</text:span><text:span text:style-name="T22">4</text:span>, 2021 <text:s/>1<text:span text:style-name="T22">2</text:span>:<text:span text:style-name="T1">0</text:span>0m-<text:span text:style-name="T35">8</text:span>:<text:span text:style-name="T9">0</text:span>0pm</text:p>
      <text:p text:style-name="P11"/>
      <text:p text:style-name="P11"/>
      <text:p text:style-name="P11"/>
      <text:p text:style-name="P12">The policy is the same as in the previous tests. <text:s/>No need to repeat <text:span text:style-name="T10">everything</text:span> here.</text:p>
      <text:p text:style-name="P12"/>
      <text:p text:style-name="P12"/>
      <text:p text:style-name="P13">To receive “blank credit” (20%) send me the “Hello World” or the equivalent “Happy Birthday” program.</text:p>
      <text:p text:style-name="P11"/>
      <text:p text:style-name="P11"/>
      <text:p text:style-name="P12">Send the completed <text:span text:style-name="T9">set of program files </text:span>to <text:s/>holliday@fullerton.edu</text:p>
      <text:p text:style-name="P12"/>
      <text:p text:style-name="P12"/>
      <text:p text:style-name="P13">Do include all source files and a bash file. <text:s text:c="2"/>Pause to be sure your are sending all the needed files. <text:s/>Forgetting to include a file makes the whole program inoperable.</text:p>
      <text:p text:style-name="P13"/>
      <text:p text:style-name="P13">There is no second chance to send a missing file later. <text:s/>I will be not be responding to email of any kind from test day until January 5. <text:s text:c="2"/>You have to submit all files on December 13.</text:p>
      <text:p text:style-name="P12"/>
      <text:p text:style-name="P12"/>
      <text:p text:style-name="P12">The total points for this test is 100.</text:p>
      <text:p text:style-name="P12"/>
      <text:p text:style-name="P12"/>
      <text:p text:style-name="P12">Put your name and email address on this test on two different pages. <text:s/>You pick the pages.</text:p>
      <text:p text:style-name="P12"/>
      <text:p text:style-name="P12"/>
      <text:p text:style-name="P13">In January the final class curve for section <text:span text:style-name="T26">3</text:span> will be posted in Discord by an accomplic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nd to <text:s/>holliday@fullerton.edu </text:p>
      <text:p text:style-name="P12"/>
      <text:p text:style-name="P12"/>
      <text:p text:style-name="P12"/>
      <text:p text:style-name="P1">Requirements</text:p>
      <text:p text:style-name="P14"/>
      <text:p text:style-name="P14">Create a program with driver file in either C or C++ and operation file in X86 assembly. <text:s/>That is <text:span text:style-name="T19">sufficient</text:span>: two source files and one bash file.</text:p>
      <text:p text:style-name="P14"/>
      <text:p text:style-name="P20">Suppose a moving object like a bicycle is moving in a straight line. <text:s/>How much force must be applied to the brakes to stop the vehicle?</text:p>
      <text:p text:style-name="P20"/>
      <text:p text:style-name="P20">A formula online says that the force on the brakes is 0.5 x m x v<text:span text:style-name="T2">2</text:span> / d</text:p>
      <text:p text:style-name="P20"/>
      <text:p text:style-name="P20">where <text:tab/>0.5 = one-half = a constant</text:p>
      <text:p text:style-name="P20"><text:tab/><text:tab/>m <text:s text:c="2"/>= mass of bicycle (weight in kg)</text:p>
      <text:p text:style-name="P20"><text:tab/><text:tab/>v <text:s text:c="3"/>= velocity (meters per sec)</text:p>
      <text:p text:style-name="P20"><text:tab/><text:tab/>d <text:s text:c="3"/>= distance <text:span text:style-name="T21">meters</text:span> (required for complete stop)</text:p>
      <text:p text:style-name="P20"/>
      <text:p text:style-name="P20">Compute <text:span text:style-name="T28">F <text:s text:c="2"/>= <text:s/>0.5 <text:s/>x <text:s/>m <text:s/>x <text:s/>v <text:s/>x <text:s/>v / d</text:span></text:p>
      <text:p text:style-name="P16"/>
      <text:p text:style-name="P20">Make a program that inputs m, v, and d, and then computes F.</text:p>
      <text:p text:style-name="P20"/>
      <text:p text:style-name="P14">You may use any software products you can find on the web.</text:p>
      <text:p text:style-name="P14"/>
      <text:p text:style-name="P20">There is no data validation in this program.</text:p>
      <text:p text:style-name="P14"/>
      <text:p text:style-name="P14"/>
      <text:p text:style-name="P9"/>
      <text:p text:style-name="P2">Dialog when the program runs on an Intel microprocessor</text:p>
      <text:p text:style-name="P14"/>
      <text:p text:style-name="P31">This is Final exam by Lisa Finkelstein.</text:p>
      <text:p text:style-name="P14"/>
      <text:p text:style-name="P21">Welcome to <text:span text:style-name="T27">the Lisa</text:span> <text:span text:style-name="T20">Braking P</text:span><text:span text:style-name="T11">rogram.</text:span></text:p>
      <text:p text:style-name="P21"/>
      <text:p text:style-name="P28">The frequency (GHz) of the processor in machine is 2.25 </text:p>
      <text:p text:style-name="P21"/>
      <text:p text:style-name="P21">Please enter the <text:span text:style-name="T19">mass of moving vehicle </text:span><text:span text:style-name="T21">(Kg)</text:span><text:span text:style-name="T14"> <text:s text:c="2"/></text:span><text:span text:style-name="T30">3.9</text:span></text:p>
      <text:p text:style-name="P21"/>
      <text:p text:style-name="P21">Please enter the <text:span text:style-name="T20">velocity of the vehicle</text:span> (<text:span text:style-name="T20">meters per </text:span>second):<text:span text:style-name="T13"> <text:s/></text:span><text:span text:style-name="T30">7.</text:span><text:span text:style-name="T32">1</text:span></text:p>
      <text:p text:style-name="P21"/>
      <text:p text:style-name="P25">Please enter the distance <text:span text:style-name="T21">(meters)</text:span> required for a complete stop: <text:span text:style-name="T13"><text:s/></text:span><text:span text:style-name="T32">17.8</text:span></text:p>
      <text:p text:style-name="P14"/>
      <text:p text:style-name="P40">[Invisible: Read cpu clock and save it]</text:p>
      <text:p text:style-name="P40"/>
      <text:p text:style-name="P40">[Invisible: Compute the <text:span text:style-name="T26">braking force</text:span> and save it]</text:p>
      <text:p text:style-name="P40"/>
      <text:p text:style-name="P40">[Invisible: Read the cpu clock one more time and save it.</text:p>
      <text:p text:style-name="P18"/>
      <text:p text:style-name="P23">The <text:span text:style-name="T20">required braking force is </text:span><text:span text:style-name="T29">5.52244382</text:span><text:span text:style-name="T20"> </text:span><text:span text:style-name="T21">Newtons</text:span></text:p>
      <text:p text:style-name="P23"/>
      <text:p text:style-name="P23">The computation required 75<text:span text:style-name="T35">1</text:span>2 tics or <text:span text:style-name="T35">3338.6</text:span> nanosec.</text:p>
      <text:p text:style-name="P14"/>
      <text:p text:style-name="P29">The main program received <text:span text:style-name="T35">3338.6</text:span> and will just keep it.</text:p>
      <text:p text:style-name="P29"/>
      <text:p text:style-name="P29">Have a nice day.</text:p>
      <text:p text:style-name="P18"/>
      <text:p text:style-name="P15"/>
      <text:p text:style-name="P18">Color code<text:span text:style-name="T12">s</text:span></text:p>
      <text:p text:style-name="P40">Green: <text:s/>These actions are performed in the CPU, but there is no visible output.</text:p>
      <text:p text:style-name="P18"/>
      <text:p text:style-name="P23">Yellow: <text:s/>Output from the assembly source file.</text:p>
      <text:p text:style-name="P18"/>
      <text:p text:style-name="P29">Pink: <text:s text:c="2"/>Output from the driver.</text:p>
      <text:p text:style-name="P33"/>
      <text:p text:style-name="P34">Be sure to replace Lisa’s name with your own name.</text:p>
      <text:p text:style-name="P34"/>
      <text:p text:style-name="P38">The dialog does not guarantee mathematically correct number. <text:s/>The dialog is a model of how to structure your output.</text:p>
      <text:p text:style-name="P4">Dialog when the program runs on an AMD microprocessor</text:p>
      <text:p text:style-name="P34"/>
      <text:p text:style-name="P34">Some cpu’s ret<text:span text:style-name="T20">urn</text:span> zero as the clock frequency. <text:s/>That cannot physically be right. <text:s/>When you call the get-frequency function if it tells you the frequency is 0.0 then ask the user for the frequency. <text:s/>In this case the dialog looks like the following.</text:p>
      <text:p text:style-name="P34"/>
      <text:p text:style-name="P38">Your professor may decide to test your final exam program on an AMD machine.</text:p>
      <text:p text:style-name="P34"/>
      <text:p text:style-name="P32">This is Final exam by Lisa Finkelstein.</text:p>
      <text:p text:style-name="P17"/>
      <text:p text:style-name="P22">Welcome to <text:span text:style-name="T36">the Lisa</text:span> <text:span text:style-name="T20">Braking P</text:span><text:span text:style-name="T11">rogram.</text:span></text:p>
      <text:p text:style-name="P22"/>
      <text:p text:style-name="P48">The frequency (GHz) of the processor in machine is <text:span text:style-name="T37">0.0</text:span> </text:p>
      <text:p text:style-name="P22"/>
      <text:p text:style-name="P22">Please enter the <text:span text:style-name="T19">mass of moving vehicle </text:span><text:span text:style-name="T21">(Kg)</text:span><text:span text:style-name="T15"> <text:s text:c="2"/></text:span><text:span text:style-name="T31">3.9</text:span></text:p>
      <text:p text:style-name="P22"/>
      <text:p text:style-name="P22">Please enter the <text:span text:style-name="T20">velocity of the vehicle</text:span> (<text:span text:style-name="T20">meters per </text:span>seconds):<text:span text:style-name="T16"> <text:s/></text:span><text:span text:style-name="T31">7.</text:span><text:span text:style-name="T33">1</text:span></text:p>
      <text:p text:style-name="P22"/>
      <text:p text:style-name="P26">Please enter the distance <text:span text:style-name="T21">(meters)</text:span> required for a complete stop:<text:span text:style-name="T16"> <text:s/></text:span><text:span text:style-name="T17">17.8</text:span></text:p>
      <text:p text:style-name="P17"/>
      <text:p text:style-name="P41">[Invisible: Read cpu clock and save it]</text:p>
      <text:p text:style-name="P41"/>
      <text:p text:style-name="P41">[Invisible: Compute the distance and save it]</text:p>
      <text:p text:style-name="P41"/>
      <text:p text:style-name="P41">[Invisible: Read the cpu clock one more time and save it.</text:p>
      <text:p text:style-name="P19"/>
      <text:p text:style-name="P46">The <text:span text:style-name="T20">required braking force is </text:span><text:span text:style-name="T29">5.52244382</text:span><text:span text:style-name="T20"> </text:span><text:span text:style-name="T21">Newtons</text:span></text:p>
      <text:p text:style-name="P24"/>
      <text:p text:style-name="P27">Please enter the cpu frequency (GHz):<text:span text:style-name="T16"> <text:s text:c="2"/></text:span><text:span text:style-name="T34">2.</text:span><text:span text:style-name="T33">25</text:span><text:span text:style-name="T13"><text:tab/><text:tab/><text:tab/><text:tab/></text:span><text:span text:style-name="T18">&lt;== Extra statement</text:span></text:p>
      <text:p text:style-name="P24"/>
      <text:p text:style-name="P24">The computation required 75<text:span text:style-name="T36">2</text:span>2 tics or <text:span text:style-name="T36">3338.6</text:span> nanosec.</text:p>
      <text:p text:style-name="P17"/>
      <text:p text:style-name="P30">The main program received <text:span text:style-name="T36">3338.6</text:span> and will just keep it.</text:p>
      <text:p text:style-name="P30"/>
      <text:p text:style-name="P30">Have a nice day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5"><text:span text:style-name="T4">This dialog and the dialog on the previous page came from the same program executed on different platforms. <text:s/></text:span><text:span text:style-name="T5">In the second dialog the AMD microprocessor returns 0.0 as it</text:span><text:span text:style-name="T8">s</text:span><text:span text:style-name="T5"> frequency. <text:s/>That cause the program to ask the user to manually input the CPU frequency.</text:span></text:p>
      <text:p text:style-name="P35"/>
      <text:p text:style-name="P5">Partial credit is always available.</text:p>
      <text:p text:style-name="P35"/>
      <text:p text:style-name="P39">Partial credit is a good thing. <text:s/>A non-running program is not good.</text:p>
      <text:p text:style-name="P39"/>
      <text:p text:style-name="P39">If it appears that you can’t make a program that meets all the specifications then make a program that meet some of the specifications.</text:p>
      <text:p text:style-name="P39"/>
      <text:p text:style-name="P39">For example: omit the part about reading the clock and computing run-time. <text:s/>Make a nice program that implements the rest of the specification.</text:p>
      <text:p text:style-name="P39"/>
      <text:p text:style-name="P39">Another for example: omit computing the braking force and only display the <text:span text:style-name="T23">time (tics and nanosecs).</text:span></text:p>
      <text:p text:style-name="P39"/>
      <text:p text:style-name="P49">You are an experience programmer. <text:s/><text:span text:style-name="T36">Use your creative skills to implement a part of the specification. <text:s/></text:span><text:span text:style-name="T38">At the level of blank answer you can make a program that says welcome and your cpu speed is x.xx GHz</text:span></text:p>
      <text:p text:style-name="P51"/>
      <text:p text:style-name="P50"><text:span text:style-name="T38">You do know how to do one little piece of this program. <text:s/></text:span>Please make my day by sending me a program representative of <text:span text:style-name="T25">your </text:span>great computer skills.</text:p>
      <text:p text:style-name="P35"/>
      <text:p text:style-name="P10">//<text:span text:style-name="T24">End of partial credit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4"><text:span text:style-name="T5">F</text:span><text:span text:style-name="T3">ootnote: <text:s/>What if the user does not know the cpu of his or her own com</text:span><text:span text:style-name="T6">p</text:span><text:span text:style-name="T3">uter? <text:s/>Try this:</text:span></text:p>
      <text:p text:style-name="P37">Instate the program inxi by entering the next line in the shell:</text:p>
      <text:p text:style-name="P37"/>
      <text:p text:style-name="P37"><text:tab/>sudo apt install inxi</text:p>
      <text:p text:style-name="P37"/>
      <text:p text:style-name="P37">When that is finished enter the bash command: <text:s text:c="2"/>inxi <text:s/>-C</text:p>
      <text:p text:style-name="P37">with an upper case C. <text:s/>Just maybe the stars will shine and you’ll see the frequency.</text:p>
      <text:p text:style-name="P3">The semester has ended</text:p>
      <text:p text:style-name="P36"/>
      <text:p text:style-name="P36"/>
      <text:p text:style-name="P36"/>
      <text:p text:style-name="P36">I am glad you were all here this semester. <text:s text:c="2"/>Now you have to move on to other academic studies. </text:p>
      <text:p text:style-name="P36"/>
      <text:p text:style-name="P43"><text:span text:style-name="T3">I hope </text:span><text:span text:style-name="T7">that </text:span><text:span text:style-name="T3">you saw I am not here simply to teach one more class and collect a pay check. <text:s/></text:span><text:span text:style-name="T6">That went away a long time ago.</text:span><text:span text:style-name="T3"> <text:s/>I was sharing my passion with you all semester. <text:s/>Thanks for coming along on the journey.</text:span></text:p>
      <text:p text:style-name="P36"/>
      <text:p text:style-name="P36">Go in peace.</text:p>
      <text:p text:style-name="P36"/>
      <text:p text:style-name="P36"/>
      <text:p text:style-name="P36">F. Holliday</text:p>
      <text:p text:style-name="P36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1:54:20.459857617</meta:creation-date>
    <dc:date>2021-12-14T09:43:08.946068822</dc:date>
    <meta:editing-duration>PT3H20M25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6" meta:paragraph-count="80" meta:word-count="992" meta:character-count="5516" meta:non-whitespace-character-count="4523"/>
  </office:meta>
</office:document-meta>
</file>